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c0c0c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c0c0c0" draw:marker-start="" draw:marker-start-width="0.314cm" draw:marker-start-center="false" draw:marker-end="" draw:marker-end-width="0.314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0075ba" draw:marker-start="" draw:marker-start-width="0.245cm" draw:marker-start-center="false" draw:marker-end="" draw:marker-end-width="0.245cm" draw:marker-end-center="false" draw:fill="none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3cm" svg:stroke-color="#f39f3d" draw:marker-start="" draw:marker-start-width="0.245cm" draw:marker-start-center="false" draw:marker-end="" draw:marker-end-width="0.245cm" draw:marker-end-center="false" draw:fill="none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521cm" svg:y1="14.093cm" svg:x2="9.519cm" svg:y2="15.83cm">
            <text:p/>
          </draw:line>
          <draw:line draw:style-name="gr2" draw:text-style-name="P1" draw:layer="layout" svg:x1="9.854cm" svg:y1="14.093cm" svg:x2="9.854cm" svg:y2="15.827cm">
            <text:p/>
          </draw:line>
          <draw:line draw:style-name="gr2" draw:text-style-name="P1" draw:layer="layout" svg:x1="10.189cm" svg:y1="14.093cm" svg:x2="10.189cm" svg:y2="15.827cm">
            <text:p/>
          </draw:line>
          <draw:line draw:style-name="gr2" draw:text-style-name="P1" draw:layer="layout" svg:x1="10.521cm" svg:y1="14.093cm" svg:x2="10.521cm" svg:y2="15.827cm">
            <text:p/>
          </draw:line>
          <draw:line draw:style-name="gr2" draw:text-style-name="P1" draw:layer="layout" svg:x1="10.854cm" svg:y1="14.093cm" svg:x2="10.854cm" svg:y2="15.827cm">
            <text:p/>
          </draw:line>
          <draw:line draw:style-name="gr1" draw:text-style-name="P1" draw:layer="layout" svg:x1="11.186cm" svg:y1="14.093cm" svg:x2="11.186cm" svg:y2="15.827cm">
            <text:p/>
          </draw:line>
          <draw:line draw:style-name="gr2" draw:text-style-name="P1" draw:layer="layout" svg:x1="11.517cm" svg:y1="14.093cm" svg:x2="11.517cm" svg:y2="15.827cm">
            <text:p/>
          </draw:line>
          <draw:line draw:style-name="gr2" draw:text-style-name="P1" draw:layer="layout" svg:x1="11.849cm" svg:y1="14.093cm" svg:x2="11.849cm" svg:y2="15.827cm">
            <text:p/>
          </draw:line>
          <draw:line draw:style-name="gr2" draw:text-style-name="P1" draw:layer="layout" svg:x1="9.524cm" svg:y1="14.093cm" svg:x2="11.851cm" svg:y2="14.093cm">
            <text:p/>
          </draw:line>
          <draw:line draw:style-name="gr2" draw:text-style-name="P1" draw:layer="layout" svg:x1="9.524cm" svg:y1="14.436cm" svg:x2="11.851cm" svg:y2="14.436cm">
            <text:p/>
          </draw:line>
          <draw:line draw:style-name="gr1" draw:text-style-name="P1" draw:layer="layout" svg:x1="9.524cm" svg:y1="14.78cm" svg:x2="11.851cm" svg:y2="14.78cm">
            <text:p/>
          </draw:line>
          <draw:line draw:style-name="gr2" draw:text-style-name="P1" draw:layer="layout" svg:x1="9.524cm" svg:y1="15.131cm" svg:x2="11.851cm" svg:y2="15.131cm">
            <text:p/>
          </draw:line>
          <draw:line draw:style-name="gr2" draw:text-style-name="P1" draw:layer="layout" svg:x1="9.524cm" svg:y1="15.474cm" svg:x2="11.851cm" svg:y2="15.474cm">
            <text:p/>
          </draw:line>
          <draw:line draw:style-name="gr2" draw:text-style-name="P1" draw:layer="layout" svg:x1="9.524cm" svg:y1="15.82cm" svg:x2="11.851cm" svg:y2="15.82cm">
            <text:p/>
          </draw:line>
          <draw:polygon draw:style-name="gr3" draw:text-style-name="P2" draw:layer="layout" svg:width="0.999cm" svg:height="1.038cm" svg:x="9.524cm" svg:y="14.088cm" svg:viewBox="0 0 1000 1039" draw:points="333,346 333,0 669,0 669,346 997,342 1000,692 669,690 669,1039 330,1039 330,693 0,693 0,346">
            <text:p/>
          </draw:polygon>
          <draw:polygon draw:style-name="gr4" draw:text-style-name="P2" draw:layer="layout" svg:width="1.324cm" svg:height="1.036cm" svg:x="10.524cm" svg:y="14.78cm" svg:viewBox="0 0 1325 1037" draw:points="0,344 328,344 663,0 993,346 1325,346 1325,695 990,695 663,1037 328,695 0,695 0,34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3:58.375821341</meta:creation-date>
    <dc:date>2018-03-22T10:14:14.784305355</dc:date>
    <meta:editing-duration>PT16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